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0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3333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4" style:family="table-cell" style:parent-style-name="Default">
      <style:table-cell-properties fo:border-bottom="none" fo:border-left="0.06pt solid #000000" fo:border-right="none" fo:border-top="none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9" style:family="table-cell" style:parent-style-name="Default" style:data-style-name="N2">
      <style:table-cell-properties fo:background-color="#ff3333"/>
    </style:style>
    <style:style style:name="ce50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style-name="ce3"/>
          <table:table-cell table:style-name="ce3" office:value-type="string" calcext:value-type="string">
            <text:p>Jumping Stand</text:p>
          </table:table-cell>
          <table:table-cell table:style-name="ce3"/>
          <table:table-cell table:style-name="ce7"/>
          <table:table-cell table:style-name="ce7" office:value-type="string" calcext:value-type="string">
            <text:p>Jumping Ru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Snatch MED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Complex Drop Snatch 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4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4" office:value-type="string" calcext:value-type="string">
            <text:p>Snatch Pul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31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31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05" calcext:value-type="float">
            <text:p>205.00</text:p>
          </table:table-cell>
          <table:table-cell/>
          <table:table-cell table:formula="of:=1.05*[.B4]" office:value-type="float" office:value="215.25" calcext:value-type="float">
            <text:p>215.25</text:p>
          </table:table-cell>
          <table:table-cell table:formula="of:=1.03*[.B4]" office:value-type="float" office:value="211.15" calcext:value-type="float">
            <text:p>211.15</text:p>
          </table:table-cell>
          <table:table-cell table:style-name="Default"/>
          <table:table-cell table:number-columns-repeated="3"/>
          <table:table-cell table:style-name="ce31" table:formula="of:=[.B4]*0.95" office:value-type="float" office:value="194.75" calcext:value-type="float">
            <text:p>194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07.258064516129" calcext:value-type="float">
            <text:p>107.258064516129</text:p>
          </table:table-cell>
          <table:table-cell table:formula="of:=1.03*[.B5]" office:value-type="float" office:value="105.215053763441" calcext:value-type="float">
            <text:p>105.215053763441</text:p>
          </table:table-cell>
          <table:table-cell table:style-name="Default"/>
          <table:table-cell table:number-columns-repeated="3"/>
          <table:table-cell table:style-name="ce31" table:formula="of:=[.B5]*0.95" office:value-type="float" office:value="97.0430107526886" calcext:value-type="float">
            <text:p>97.0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5" calcext:value-type="float">
            <text:p>125.00</text:p>
          </table:table-cell>
          <table:table-cell/>
          <table:table-cell table:formula="of:=1.05*[.B6]" office:value-type="float" office:value="131.25" calcext:value-type="float">
            <text:p>131.25</text:p>
          </table:table-cell>
          <table:table-cell table:formula="of:=1.03*[.B6]" office:value-type="float" office:value="128.75" calcext:value-type="float">
            <text:p>128.75</text:p>
          </table:table-cell>
          <table:table-cell table:style-name="Default"/>
          <table:table-cell table:number-columns-repeated="3"/>
          <table:table-cell table:style-name="ce31"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31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31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style-name="ce24" office:value-type="float" office:value="162.5" calcext:value-type="float">
            <text:p>162.50</text:p>
          </table:table-cell>
          <table:table-cell table:formula="of:=[.B9]*0.9" office:value-type="float" office:value="146.25" calcext:value-type="float">
            <text:p>146.25</text:p>
          </table:table-cell>
          <table:table-cell table:formula="of:=1.05*[.B9]" office:value-type="float" office:value="170.625" calcext:value-type="float">
            <text:p>170.625</text:p>
          </table:table-cell>
          <table:table-cell table:formula="of:=1.03*[.B9]" office:value-type="float" office:value="167.375" calcext:value-type="float">
            <text:p>167.375</text:p>
          </table:table-cell>
          <table:table-cell table:style-name="Default"/>
          <table:table-cell table:number-columns-repeated="3"/>
          <table:table-cell table:style-name="ce31" table:formula="of:=[.B9]*0.95" office:value-type="float" office:value="154.375" calcext:value-type="float">
            <text:p>154.4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style-name="ce2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formula="of:=1.05*[.B10]" office:value-type="float" office:value="146.774193548387" calcext:value-type="float">
            <text:p>146.774193548387</text:p>
          </table:table-cell>
          <table:table-cell table:formula="of:=1.03*[.B10]" office:value-type="float" office:value="143.978494623656" calcext:value-type="float">
            <text:p>143.978494623656</text:p>
          </table:table-cell>
          <table:table-cell table:style-name="Default"/>
          <table:table-cell table:number-columns-repeated="3"/>
          <table:table-cell table:style-name="ce31" table:formula="of:=[.B10]*0.95" office:value-type="float" office:value="132.795698924731" calcext:value-type="float">
            <text:p>132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style-name="ce24" office:value-type="float" office:value="117.5" calcext:value-type="float">
            <text:p>117.50</text:p>
          </table:table-cell>
          <table:table-cell/>
          <table:table-cell table:formula="of:=1.05*[.B11]" office:value-type="float" office:value="123.375" calcext:value-type="float">
            <text:p>123.375</text:p>
          </table:table-cell>
          <table:table-cell table:formula="of:=1.03*[.B11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31" table:formula="of:=[.B11]*0.95" office:value-type="float" office:value="111.625" calcext:value-type="float">
            <text:p>111.6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31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style-name="ce24" office:value-type="float" office:value="80" calcext:value-type="float">
            <text:p>80.00</text:p>
          </table:table-cell>
          <table:table-cell/>
          <table:table-cell table:formula="of:=1.05*[.B13]" office:value-type="float" office:value="84" calcext:value-type="float">
            <text:p>84</text:p>
          </table:table-cell>
          <table:table-cell table:formula="of:=1.03*[.B13]" office:value-type="float" office:value="82.4" calcext:value-type="float">
            <text:p>82.4</text:p>
          </table:table-cell>
          <table:table-cell table:style-name="Default"/>
          <table:table-cell table:number-columns-repeated="3"/>
          <table:table-cell table:style-name="ce31" table:formula="of:=[.B13]*0.95" office:value-type="float" office:value="76" calcext:value-type="float">
            <text:p>76.0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31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11.625" calcext:value-type="float">
            <text:p>111.63</text:p>
          </table:table-cell>
          <table:table-cell/>
          <table:table-cell table:formula="of:=1.05*[.B15]" office:value-type="float" office:value="117.20625" calcext:value-type="float">
            <text:p>117.20625</text:p>
          </table:table-cell>
          <table:table-cell table:formula="of:=1.03*[.B15]" office:value-type="float" office:value="114.97375" calcext:value-type="float">
            <text:p>114.97375</text:p>
          </table:table-cell>
          <table:table-cell table:style-name="Default"/>
          <table:table-cell table:number-columns-repeated="3"/>
          <table:table-cell table:style-name="ce31" table:formula="of:=[.B15]*0.95" office:value-type="float" office:value="106.04375" calcext:value-type="float">
            <text:p>106.0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31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office:value-type="float" office:value="150" calcext:value-type="float">
            <text:p>150.00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3"/>
          <table:table-cell table:style-name="ce31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31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23" calcext:value-type="float">
            <text:p>123.00</text:p>
          </table:table-cell>
          <table:table-cell/>
          <table:table-cell table:formula="of:=1.05*[.B19]" office:value-type="float" office:value="129.15" calcext:value-type="float">
            <text:p>129.15</text:p>
          </table:table-cell>
          <table:table-cell table:formula="of:=1.03*[.B19]" office:value-type="float" office:value="126.69" calcext:value-type="float">
            <text:p>126.69</text:p>
          </table:table-cell>
          <table:table-cell table:style-name="Default"/>
          <table:table-cell table:number-columns-repeated="3"/>
          <table:table-cell table:style-name="ce31" table:formula="of:=[.B19]*0.95" office:value-type="float" office:value="116.85" calcext:value-type="float">
            <text:p>116.9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9.875" calcext:value-type="float">
            <text:p>99.88</text:p>
          </table:table-cell>
          <table:table-cell/>
          <table:table-cell table:formula="of:=1.05*[.B20]" office:value-type="float" office:value="104.86875" calcext:value-type="float">
            <text:p>104.86875</text:p>
          </table:table-cell>
          <table:table-cell table:formula="of:=1.03*[.B20]" office:value-type="float" office:value="102.87125" calcext:value-type="float">
            <text:p>102.87125</text:p>
          </table:table-cell>
          <table:table-cell table:style-name="Default"/>
          <table:table-cell table:number-columns-repeated="3"/>
          <table:table-cell table:style-name="ce31" table:formula="of:=[.B20]*0.95" office:value-type="float" office:value="94.88125" calcext:value-type="float">
            <text:p>94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68" calcext:value-type="float">
            <text:p>68.00</text:p>
          </table:table-cell>
          <table:table-cell/>
          <table:table-cell table:formula="of:=1.05*[.B21]" office:value-type="float" office:value="71.4" calcext:value-type="float">
            <text:p>71.4</text:p>
          </table:table-cell>
          <table:table-cell table:formula="of:=1.03*[.B21]" office:value-type="float" office:value="70.04" calcext:value-type="float">
            <text:p>70.04</text:p>
          </table:table-cell>
          <table:table-cell table:style-name="Default"/>
          <table:table-cell table:number-columns-repeated="3"/>
          <table:table-cell table:style-name="ce31" table:formula="of:=[.B21]*0.95" office:value-type="float" office:value="64.6" calcext:value-type="float">
            <text:p>64.6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7.5" calcext:value-type="float">
            <text:p>97.50</text:p>
          </table:table-cell>
          <table:table-cell/>
          <table:table-cell table:formula="of:=1.05*[.B22]" office:value-type="float" office:value="102.375" calcext:value-type="float">
            <text:p>102.375</text:p>
          </table:table-cell>
          <table:table-cell table:formula="of:=1.03*[.B22]" office:value-type="float" office:value="100.425" calcext:value-type="float">
            <text:p>100.425</text:p>
          </table:table-cell>
          <table:table-cell table:style-name="Default"/>
          <table:table-cell table:number-columns-repeated="3"/>
          <table:table-cell table:style-name="ce31" table:formula="of:=[.B22]*0.95" office:value-type="float" office:value="92.625" calcext:value-type="float">
            <text:p>92.6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2.5" calcext:value-type="float">
            <text:p>112.50</text:p>
          </table:table-cell>
          <table:table-cell/>
          <table:table-cell table:formula="of:=1.05*[.B23]" office:value-type="float" office:value="118.125" calcext:value-type="float">
            <text:p>118.125</text:p>
          </table:table-cell>
          <table:table-cell table:formula="of:=1.03*[.B23]" office:value-type="float" office:value="115.875" calcext:value-type="float">
            <text:p>115.875</text:p>
          </table:table-cell>
          <table:table-cell table:style-name="Default"/>
          <table:table-cell table:number-columns-repeated="3"/>
          <table:table-cell table:style-name="ce31" table:formula="of:=[.B23]*0.95" office:value-type="float" office:value="106.875" calcext:value-type="float">
            <text:p>106.9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5.15625" calcext:value-type="float">
            <text:p>235.15625</text:p>
          </table:table-cell>
          <table:table-cell table:formula="of:=1.03*[.B24]" office:value-type="float" office:value="230.677083333333" calcext:value-type="float">
            <text:p>230.677083333333</text:p>
          </table:table-cell>
          <table:table-cell table:style-name="Default"/>
          <table:table-cell table:number-columns-repeated="3"/>
          <table:table-cell table:style-name="ce31" table:formula="of:=[.B24]*0.95" office:value-type="float" office:value="212.760416666667" calcext:value-type="float">
            <text:p>212.8</text:p>
          </table:table-cell>
        </table:table-row>
        <table:table-row table:style-name="ro2">
          <table:table-cell table:style-name="ce21" office:value-type="string" calcext:value-type="string">
            <text:p>SLDL as Acc</text:p>
          </table:table-cell>
          <table:table-cell table:style-name="ce29" table:formula="of:=0.6*[.B24]" office:value-type="float" office:value="134.375" calcext:value-type="float">
            <text:p>134.38</text:p>
          </table:table-cell>
          <table:table-cell/>
          <table:table-cell table:formula="of:=1.05*[.B25]" office:value-type="float" office:value="141.09375" calcext:value-type="float">
            <text:p>141.09375</text:p>
          </table:table-cell>
          <table:table-cell table:formula="of:=1.03*[.B25]" office:value-type="float" office:value="138.40625" calcext:value-type="float">
            <text:p>138.40625</text:p>
          </table:table-cell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3">
          <table:table-cell table:style-name="ce21"/>
          <table:table-cell table:style-name="ce29"/>
          <table:table-cell table:number-columns-repeated="3"/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2">
          <table:table-cell table:style-name="ce22"/>
          <table:table-cell table:style-name="ce30"/>
          <table:table-cell table:number-columns-repeated="8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number-columns-repeated="8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number-columns-repeated="8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number-columns-repeated="8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number-columns-repeated="8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number-columns-repeated="8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8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8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8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8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8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8"/>
        <table:table-column table:style-name="co11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21.5825" calcext:value-type="float">
            <text:p>121.5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9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2.99" calcext:value-type="float">
            <text:p>132.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41.8625" calcext:value-type="float">
            <text:p>141.8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2.63625" calcext:value-type="float">
            <text:p>152.6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6]*[$'1RM Table'.$B$34]" office:value-type="float" office:value="0.8649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16]*['1RM Table'.$B$10]" office:value-type="float" office:value="120.9" calcext:value-type="float">
            <text:p>120.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7]*[$'1RM Table'.$B$33]" office:value-type="float" office:value="0.9312" calcext:value-type="float">
            <text:p>0.93</text:p>
          </table:table-cell>
          <table:table-cell table:formula="of:=0.97" office:value-type="float" office:value="0.97" calcext:value-type="float">
            <text:p>0.97</text:p>
          </table:table-cell>
          <table:table-cell table:number-columns-repeated="2"/>
          <table:table-cell table:formula="of:=[.G17]*['1RM Table'.$B$10]" office:value-type="float" office:value="130.167741935484" calcext:value-type="float">
            <text:p>130.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3.978494623656" calcext:value-type="float">
            <text:p>143.98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table:formula="of:=[.G23]/[$'1RM Table'.$B$36]" office:value-type="float" office:value="0.829545454545455" calcext:value-type="float">
            <text:p>0.83</text:p>
          </table:table-cell>
          <table:table-cell table:number-columns-repeated="2"/>
          <table:table-cell table:formula="of:=['1RM Table'.$C$9]*[.G23]" office:value-type="float" office:value="106.7625" calcext:value-type="float">
            <text:p>106.7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C$9]*[.G24]" office:value-type="float" office:value="115.5375" calcext:value-type="float">
            <text:p>115.54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C$9]*[.G25]" office:value-type="float" office:value="125.775" calcext:value-type="float">
            <text:p>125.7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2.375" calcext:value-type="float">
            <text:p>102.3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//adjust volume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23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4" office:value-type="string" calcext:value-type="string">
            <text:p>Snatch x2</text:p>
          </table:table-cell>
          <table:table-cell table:style-name="ce47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7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8]*[$'1RM Table'.$B$34]" office:value-type="float" office:value="0.8091" calcext:value-type="float">
            <text:p>0.81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'1RM Table'.$B$13]" office:value-type="float" office:value="64.728" calcext:value-type="float">
            <text:p>64.73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'1RM Table'.$B$13]" office:value-type="float" office:value="70.308" calcext:value-type="float">
            <text:p>70.31</text:p>
          </table:table-cell>
          <table:table-cell table:number-columns-repeated="1013"/>
        </table:table-row>
        <table:table-row table:style-name="ro1">
          <table:table-cell/>
          <table:table-cell table:style-name="ce4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9" calcext:value-type="float">
            <text:p>9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39" table:formula="of:=[.H10]*[$'1RM Table'.$B$34]" office:value-type="float" office:value="0.837" calcext:value-type="float">
            <text:p>0.84</text:p>
          </table:table-cell>
          <table:table-cell table:style-name="ce38" office:value-type="float" office:value="0.9" calcext:value-type="float">
            <text:p>0.90</text:p>
          </table:table-cell>
          <table:table-cell table:style-name="ce32" table:number-columns-repeated="2"/>
          <table:table-cell table:style-name="ce38" table:formula="of:=[.G10]*['1RM Table'.$B$13]" office:value-type="float" office:value="66.96" calcext:value-type="float">
            <text:p>66.96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table:style-name="ce38" office:value-type="float" office:value="1.04" calcext:value-type="float">
            <text:p>1.04</text:p>
          </table:table-cell>
          <table:table-cell table:style-name="ce32" table:number-columns-repeated="2"/>
          <table:table-cell table:style-name="ce38" table:formula="of:=[.G11]*['1RM Table'.$B$13]" office:value-type="float" office:value="77.376" calcext:value-type="float">
            <text:p>77.38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17]*[$'1RM Table'.$B$33]" office:value-type="float" office:value="0.8352" calcext:value-type="float">
            <text:p>0.84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17]*['1RM Table'.$B$13]" office:value-type="float" office:value="66.816" calcext:value-type="float">
            <text:p>66.82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38" table:formula="of:=[.H18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18]*['1RM Table'.$B$13]" office:value-type="float" office:value="72.576" calcext:value-type="float">
            <text:p>72.5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19]*[$'1RM Table'.$B$32]" office:value-type="float" office:value="1" calcext:value-type="float">
            <text:p>1.00</text:p>
          </table:table-cell>
          <table:table-cell table:style-name="ce38" table:formula="of:=[.H20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9]*['1RM Table'.$B$13]" office:value-type="float" office:value="80" calcext:value-type="float">
            <text:p>80.00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0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Snatch Complex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5]*['1RM Table'.$B$33]" office:value-type="float" office:value="0.7392" calcext:value-type="float">
            <text:p>0.74</text:p>
          </table:table-cell>
          <table:table-cell table:style-name="ce38" office:value-type="float" office:value="0.77" calcext:value-type="float">
            <text:p>0.77</text:p>
          </table:table-cell>
          <table:table-cell table:style-name="ce32" table:number-columns-repeated="2"/>
          <table:table-cell table:style-name="ce38" table:formula="of:=[.G25]*['1RM Table'.$B$13]" office:value-type="float" office:value="59.136" calcext:value-type="float">
            <text:p>59.14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6]*['1RM Table'.$B$33]" office:value-type="float" office:value="0.7872" calcext:value-type="float">
            <text:p>0.79</text:p>
          </table:table-cell>
          <table:table-cell table:style-name="ce38" table:formula="of:=[.H25]+0.05" office:value-type="float" office:value="0.82" calcext:value-type="float">
            <text:p>0.82</text:p>
          </table:table-cell>
          <table:table-cell table:style-name="ce32" table:number-columns-repeated="2"/>
          <table:table-cell table:style-name="ce38" table:formula="of:=[.G26]*['1RM Table'.$B$13]" office:value-type="float" office:value="62.976" calcext:value-type="float">
            <text:p>62.9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7]*['1RM Table'.$B$33]" office:value-type="float" office:value="0.8352" calcext:value-type="float">
            <text:p>0.84</text:p>
          </table:table-cell>
          <table:table-cell table:style-name="ce38" table:formula="of:=[.H26]+0.05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7]*['1RM Table'.$B$13]" office:value-type="float" office:value="66.816" calcext:value-type="float">
            <text:p>66.82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8]*['1RM Table'.$B$33]" office:value-type="float" office:value="0.6912" calcext:value-type="float">
            <text:p>0.69</text:p>
          </table:table-cell>
          <table:table-cell table:style-name="ce38" office:value-type="float" office:value="0.72" calcext:value-type="float">
            <text:p>0.72</text:p>
          </table:table-cell>
          <table:table-cell table:style-name="ce32" table:number-columns-repeated="2"/>
          <table:table-cell table:style-name="ce38" table:formula="of:=[.G28]*['1RM Table'.$B$13]" office:value-type="float" office:value="55.296" calcext:value-type="float">
            <text:p>55.30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8" office:value-type="string" calcext:value-type="string">
            <text:p>Intensity</text:p>
          </table:table-cell>
          <table:table-cell table:style-name="ce48" office:value-type="string" calcext:value-type="string">
            <text:p>Relative Intensity</text:p>
          </table:table-cell>
          <table:table-cell table:style-name="ce36" table:number-columns-repeated="2"/>
          <table:table-cell table:style-name="ce4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36]*[.F36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8" office:value-type="float" office:value="0.7" calcext:value-type="float">
            <text:p>0.70</text:p>
          </table:table-cell>
          <table:table-cell table:style-name="ce48" table:formula="of:=[.G36]/[$'1RM Table'.$B$34]" office:value-type="float" office:value="0.752688172043011" calcext:value-type="float">
            <text:p>0.75</text:p>
          </table:table-cell>
          <table:table-cell table:style-name="ce36" table:number-columns-repeated="2"/>
          <table:table-cell table:style-name="ce48" table:formula="of:=[.G36]*['1RM Table'.$B$13]" office:value-type="float" office:value="56" calcext:value-type="float">
            <text:p>56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37]*[.F37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table:formula="of:=[.G37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8" table:formula="of:=[.G37]*['1RM Table'.$B$13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38]*[.F38]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0.65" calcext:value-type="float">
            <text:p>0.65</text:p>
          </table:table-cell>
          <table:table-cell table:style-name="ce48" table:formula="of:=[.G38]/[$'1RM Table'.$B$34]" office:value-type="float" office:value="0.698924731182796" calcext:value-type="float">
            <text:p>0.70</text:p>
          </table:table-cell>
          <table:table-cell table:style-name="ce36" table:number-columns-repeated="2"/>
          <table:table-cell table:style-name="ce48" table:formula="of:=[.G38]*['1RM Table'.$B$13]" office:value-type="float" office:value="52" calcext:value-type="float">
            <text:p>52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39]*[.F39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8" office:value-type="float" office:value="0.8" calcext:value-type="float">
            <text:p>0.80</text:p>
          </table:table-cell>
          <table:table-cell table:style-name="ce48" table:formula="of:=[.G39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8" table:formula="of:=[.G39]*['1RM Table'.$B$13]" office:value-type="float" office:value="64" calcext:value-type="float">
            <text:p>64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8" office:value-type="string" calcext:value-type="string">
            <text:p>Intensity</text:p>
          </table:table-cell>
          <table:table-cell table:style-name="ce48" office:value-type="string" calcext:value-type="string">
            <text:p>Relative Intensity</text:p>
          </table:table-cell>
          <table:table-cell table:style-name="ce36" table:number-columns-repeated="2"/>
          <table:table-cell table:style-name="ce4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44]*[.F44]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table:formula="of:=[.G44]/[$'1RM Table'.$B$33]" office:value-type="float" office:value="0.78125" calcext:value-type="float">
            <text:p>0.78</text:p>
          </table:table-cell>
          <table:table-cell table:style-name="ce36" table:number-columns-repeated="2"/>
          <table:table-cell table:style-name="ce48" table:formula="of:=[.G44]*['1RM Table'.$B$13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45]*[.F45]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8" office:value-type="float" office:value="0.8" calcext:value-type="float">
            <text:p>0.80</text:p>
          </table:table-cell>
          <table:table-cell table:style-name="ce48" table:formula="of:=[.G45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8" table:formula="of:=[.G45]*['1RM Table'.$B$13]" office:value-type="float" office:value="64" calcext:value-type="float">
            <text:p>64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46]*[.F46]" office:value-type="float" office:value="4" calcext:value-type="float">
            <text:p>4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8" office:value-type="float" office:value="0.7" calcext:value-type="float">
            <text:p>0.70</text:p>
          </table:table-cell>
          <table:table-cell table:style-name="ce48" table:formula="of:=[.G46]/[$'1RM Table'.$B$33]" office:value-type="float" office:value="0.729166666666667" calcext:value-type="float">
            <text:p>0.73</text:p>
          </table:table-cell>
          <table:table-cell table:style-name="ce36" table:number-columns-repeated="2"/>
          <table:table-cell table:style-name="ce48" table:formula="of:=[.G46]*['1RM Table'.$B$13]" office:value-type="float" office:value="56" calcext:value-type="float">
            <text:p>56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47]*[.F47]" office:value-type="float" office:value="4" calcext:value-type="float">
            <text:p>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48" office:value-type="float" office:value="0.9" calcext:value-type="float">
            <text:p>0.90</text:p>
          </table:table-cell>
          <table:table-cell table:style-name="ce48" table:formula="of:=[.G47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8" table:formula="of:=[.G47]*['1RM Table'.$B$13]" office:value-type="float" office:value="72" calcext:value-type="float">
            <text:p>72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8" office:value-type="string" calcext:value-type="string">
            <text:p>Intensity</text:p>
          </table:table-cell>
          <table:table-cell table:style-name="ce48" office:value-type="string" calcext:value-type="string">
            <text:p>Relative Intensity</text:p>
          </table:table-cell>
          <table:table-cell table:style-name="ce36" table:number-columns-repeated="2"/>
          <table:table-cell table:style-name="ce4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52]*[.F52]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8" office:value-type="float" office:value="0.85" calcext:value-type="float">
            <text:p>0.85</text:p>
          </table:table-cell>
          <table:table-cell table:style-name="ce48" table:formula="of:=[.G52]/[$'1RM Table'.$B$33]" office:value-type="float" office:value="0.885416666666667" calcext:value-type="float">
            <text:p>0.89</text:p>
          </table:table-cell>
          <table:table-cell table:style-name="ce36" table:number-columns-repeated="2"/>
          <table:table-cell table:style-name="ce48" table:formula="of:=[.G52]*['1RM Table'.$B$13]" office:value-type="float" office:value="68" calcext:value-type="float">
            <text:p>68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53]*[.F53]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8" office:value-type="float" office:value="0.9" calcext:value-type="float">
            <text:p>0.90</text:p>
          </table:table-cell>
          <table:table-cell table:style-name="ce48" table:formula="of:=[.G53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8" table:formula="of:=[.G53]*['1RM Table'.$B$13]" office:value-type="float" office:value="72" calcext:value-type="float">
            <text:p>72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54]*[.F54]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.8" calcext:value-type="float">
            <text:p>0.80</text:p>
          </table:table-cell>
          <table:table-cell table:style-name="ce48" table:formula="of:=[.G54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8" table:formula="of:=[.G54]*['1RM Table'.$B$13]" office:value-type="float" office:value="64" calcext:value-type="float">
            <text:p>64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55]*[.F55]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8" office:value-type="float" office:value="1" calcext:value-type="float">
            <text:p>1.00</text:p>
          </table:table-cell>
          <table:table-cell table:style-name="ce48" table:formula="of:=[.G55]/[$'1RM Table'.$B$33]" office:value-type="float" office:value="1.04166666666667" calcext:value-type="float">
            <text:p>1.04</text:p>
          </table:table-cell>
          <table:table-cell table:style-name="ce36" table:number-columns-repeated="2"/>
          <table:table-cell table:style-name="ce48" table:formula="of:=[.G55]*['1RM Table'.$B$13]" office:value-type="float" office:value="80" calcext:value-type="float">
            <text:p>80.0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" table:number-columns-repeated="7"/>
          <table:table-cell table:style-name="ce49"/>
          <table:table-cell table:style-name="ce41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1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8" office:value-type="string" calcext:value-type="string">
            <text:p>Intensity</text:p>
          </table:table-cell>
          <table:table-cell table:style-name="ce48" office:value-type="string" calcext:value-type="string">
            <text:p>Relative Intensity</text:p>
          </table:table-cell>
          <table:table-cell table:style-name="ce36" table:number-columns-repeated="2"/>
          <table:table-cell table:style-name="ce4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64]*[.F64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8" office:value-type="float" office:value="0.73" calcext:value-type="float">
            <text:p>0.73</text:p>
          </table:table-cell>
          <table:table-cell table:style-name="ce48" table:formula="of:=[.G64]/[$'1RM Table'.$B$34]" office:value-type="float" office:value="0.78494623655914" calcext:value-type="float">
            <text:p>0.78</text:p>
          </table:table-cell>
          <table:table-cell table:style-name="ce36" table:number-columns-repeated="2"/>
          <table:table-cell table:style-name="ce48" table:formula="of:=[.G64]*['1RM Table'.$B$13]" office:value-type="float" office:value="58.4" calcext:value-type="float">
            <text:p>58.4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65]*[.F65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8" office:value-type="float" office:value="0.78" calcext:value-type="float">
            <text:p>0.78</text:p>
          </table:table-cell>
          <table:table-cell table:style-name="ce48" table:formula="of:=[.G65]/[$'1RM Table'.$B$34]" office:value-type="float" office:value="0.838709677419355" calcext:value-type="float">
            <text:p>0.84</text:p>
          </table:table-cell>
          <table:table-cell table:style-name="ce36" table:number-columns-repeated="2"/>
          <table:table-cell table:style-name="ce48" table:formula="of:=[.G65]*['1RM Table'.$B$13]" office:value-type="float" office:value="62.4" calcext:value-type="float">
            <text:p>62.4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66]*[.F66]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0.68" calcext:value-type="float">
            <text:p>0.68</text:p>
          </table:table-cell>
          <table:table-cell table:style-name="ce48" table:formula="of:=[.G66]/[$'1RM Table'.$B$34]" office:value-type="float" office:value="0.731182795698925" calcext:value-type="float">
            <text:p>0.73</text:p>
          </table:table-cell>
          <table:table-cell table:style-name="ce36" table:number-columns-repeated="2"/>
          <table:table-cell table:style-name="ce48" table:formula="of:=[.G66]*['1RM Table'.$B$13]" office:value-type="float" office:value="54.4" calcext:value-type="float">
            <text:p>54.4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67]*[.F67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8" office:value-type="float" office:value="0.83" calcext:value-type="float">
            <text:p>0.83</text:p>
          </table:table-cell>
          <table:table-cell table:style-name="ce48" table:formula="of:=[.G67]/[$'1RM Table'.$B$34]" office:value-type="float" office:value="0.89247311827957" calcext:value-type="float">
            <text:p>0.89</text:p>
          </table:table-cell>
          <table:table-cell table:style-name="ce36" office:value-type="string" calcext:value-type="string">
            <text:p>+</text:p>
          </table:table-cell>
          <table:table-cell table:style-name="ce36"/>
          <table:table-cell table:style-name="ce48" table:formula="of:=[.G67]*['1RM Table'.$B$13]" office:value-type="float" office:value="66.4" calcext:value-type="float">
            <text:p>66.4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3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8" office:value-type="string" calcext:value-type="string">
            <text:p>Intensity</text:p>
          </table:table-cell>
          <table:table-cell table:style-name="ce48" office:value-type="string" calcext:value-type="string">
            <text:p>Relative Intensity</text:p>
          </table:table-cell>
          <table:table-cell table:style-name="ce36" table:number-columns-repeated="2"/>
          <table:table-cell table:style-name="ce48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72]*[.F72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8" office:value-type="float" office:value="0.8" calcext:value-type="float">
            <text:p>0.80</text:p>
          </table:table-cell>
          <table:table-cell table:style-name="ce48" table:formula="of:=[.G72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8" table:formula="of:=[.G72]*[.$M$70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73]*[.F73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8" office:value-type="float" office:value="0.85" calcext:value-type="float">
            <text:p>0.85</text:p>
          </table:table-cell>
          <table:table-cell table:style-name="ce48" table:formula="of:=[.G73]/[$'1RM Table'.$B$34]" office:value-type="float" office:value="0.913978494623656" calcext:value-type="float">
            <text:p>0.91</text:p>
          </table:table-cell>
          <table:table-cell table:style-name="ce36" table:number-columns-repeated="2"/>
          <table:table-cell table:style-name="ce48" table:formula="of:=[.G73]*[.$M$70]" office:value-type="float" office:value="63.75" calcext:value-type="float">
            <text:p>63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3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74]*[.F74]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0.75" calcext:value-type="float">
            <text:p>0.75</text:p>
          </table:table-cell>
          <table:table-cell table:style-name="ce48" table:formula="of:=[.G74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8" table:formula="of:=[.G74]*[.$M$70]" office:value-type="float" office:value="56.25" calcext:value-type="float">
            <text:p>56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75]*[.F75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8" office:value-type="float" office:value="0.9" calcext:value-type="float">
            <text:p>0.90</text:p>
          </table:table-cell>
          <table:table-cell table:style-name="ce48" table:formula="of:=[.G75]/[$'1RM Table'.$B$34]" office:value-type="float" office:value="0.967741935483871" calcext:value-type="float">
            <text:p>0.97</text:p>
          </table:table-cell>
          <table:table-cell table:style-name="ce36" table:number-columns-repeated="2"/>
          <table:table-cell table:style-name="ce48" table:formula="of:=[.G75]*[.$M$70]" office:value-type="float" office:value="67.5" calcext:value-type="float">
            <text:p>67.50</text:p>
          </table:table-cell>
          <table:table-cell table:number-columns-repeated="101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4"/>
          <table:table-cell table:style-name="ce47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7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8]*[$'1RM Table'.$B$34]" office:value-type="float" office:value="0.809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95.06925" calcext:value-type="float">
            <text:p>95.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103.264875" calcext:value-type="float">
            <text:p>103.26</text:p>
          </table:table-cell>
          <table:table-cell office:value-type="float" office:value="102.5" calcext:value-type="float">
            <text:p>102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39" table:formula="of:=[.H10]*[$'1RM Table'.$B$34]" office:value-type="float" office:value="0.837" calcext:value-type="float">
            <text:p>0.84</text:p>
          </table:table-cell>
          <table:table-cell office:value-type="float" office:value="0.9" calcext:value-type="float">
            <text:p>0.90</text:p>
          </table:table-cell>
          <table:table-cell table:number-columns-repeated="2"/>
          <table:table-cell table:formula="of:=[.G10]*[$'1RM Table'.$B$11]" office:value-type="float" office:value="98.3475" calcext:value-type="float">
            <text:p>98.35</text:p>
          </table:table-cell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office:value-type="float" office:value="1.04" calcext:value-type="float">
            <text:p>1.04</text:p>
          </table:table-cell>
          <table:table-cell table:number-columns-repeated="2"/>
          <table:table-cell table:formula="of:=[.G11]*[$'1RM Table'.$B$11]" office:value-type="float" office:value="113.646" calcext:value-type="float">
            <text:p>113.6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8.136" calcext:value-type="float">
            <text:p>98.14</text:p>
          </table:table-cell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6.596" calcext:value-type="float">
            <text:p>106.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7.5" calcext:value-type="float">
            <text:p>117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3.375" calcext:value-type="float">
            <text:p>123.38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6.856" calcext:value-type="float">
            <text:p>86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2.496" calcext:value-type="float">
            <text:p>92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8.136" calcext:value-type="float">
            <text:p>98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81.216" calcext:value-type="float">
            <text:p>81.22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4"/>
          <table:table-cell table:style-name="ce47"/>
          <table:table-cell table:number-columns-repeated="7"/>
        </table:table-row>
        <table:table-row table:style-name="ro1">
          <table:table-cell table:number-columns-repeated="5"/>
          <table:table-cell table:style-name="ce47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873" calcext:value-type="float">
            <text:p>0.87</text:p>
          </table:table-cell>
          <table:table-cell table:style-name="ce38" office:value-type="float" office:value="0.97" calcext:value-type="float">
            <text:p>0.97</text:p>
          </table:table-cell>
          <table:table-cell table:style-name="ce32" table:number-columns-repeated="2"/>
          <table:table-cell table:style-name="ce50" table:formula="of:=[.G10]*[$'1RM Table'.$B$6]" office:value-type="float" office:value="109.125" calcext:value-type="float">
            <text:p>109.1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table:style-name="ce38" office:value-type="float" office:value="1.04" calcext:value-type="float">
            <text:p>1.04</text:p>
          </table:table-cell>
          <table:table-cell table:style-name="ce32" table:number-columns-repeated="2"/>
          <table:table-cell table:style-name="ce38" table:formula="of:=[.G11]*[$'1RM Table'.$B$6]" office:value-type="float" office:value="120.9" calcext:value-type="float">
            <text:p>120.90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17]*[$'1RM Table'.$B$36]" office:value-type="float" office:value="0.7304" calcext:value-type="float">
            <text:p>0.73</text:p>
          </table:table-cell>
          <table:table-cell table:style-name="ce38" office:value-type="float" office:value="0.83" calcext:value-type="float">
            <text:p>0.83</text:p>
          </table:table-cell>
          <table:table-cell table:style-name="ce32" table:number-columns-repeated="2"/>
          <table:table-cell table:style-name="ce38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table:formula="of:=[.H18]*[$'1RM Table'.$B$35]" office:value-type="float" office:value="0.792" calcext:value-type="float">
            <text:p>0.79</text:p>
          </table:table-cell>
          <table:table-cell table:style-name="ce38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8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8" table:formula="of:=[.H19]*[$'1RM Table'.$B$34]" office:value-type="float" office:value="0.8649" calcext:value-type="float">
            <text:p>0.86</text:p>
          </table:table-cell>
          <table:table-cell table:style-name="ce38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8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8" table:formula="of:=[.H20]*[$'1RM Table'.$B$34]" office:value-type="float" office:value="0.7" calcext:value-type="float">
            <text:p>0.70</text:p>
          </table:table-cell>
          <table:table-cell table:style-name="ce38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8" table:formula="of:=[.G20]*[$'1RM Table'.$B$5]" office:value-type="float" office:value="71.5053763440863" calcext:value-type="float">
            <text:p>71.5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50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6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27]*[$'1RM Table'.$B$32]" office:value-type="float" office:value="1" calcext:value-type="float">
            <text:p>1.00</text:p>
          </table:table-cell>
          <table:table-cell table:style-name="ce38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50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8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Default"/>
        <table:table-column table:style-name="co4" table:default-cell-style-name="ce32"/>
        <table:table-column table:style-name="co15" table:default-cell-style-name="Default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4"/>
          <table:table-cell table:style-name="ce47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7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8" office:value-type="float" office:value="0.73" calcext:value-type="float">
            <text:p>0.73</text:p>
          </table:table-cell>
          <table:table-cell table:formula="of:=[.G17]/[$'1RM Table'.$B$37]" office:value-type="float" office:value="0.848837209302326" calcext:value-type="float">
            <text:p>0.85</text:p>
          </table:table-cell>
          <table:table-cell table:number-columns-repeated="2"/>
          <table:table-cell table:formula="of:=[.G17]*[$'1RM Table'.$B$17]" office:value-type="float" office:value="109.5" calcext:value-type="float">
            <text:p>109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9" calcext:value-type="float">
            <text:p>0.79</text:p>
          </table:table-cell>
          <table:table-cell table:formula="of:=[.G18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.G18]*[$'1RM Table'.$B$17]" office:value-type="float" office:value="118.5" calcext:value-type="float">
            <text:p>118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86" calcext:value-type="float">
            <text:p>0.86</text:p>
          </table:table-cell>
          <table:table-cell table:formula="of:=[.G19]/[$'1RM Table'.$B$35]" office:value-type="float" office:value="0.955555555555555" calcext:value-type="float">
            <text:p>0.96</text:p>
          </table:table-cell>
          <table:table-cell table:number-columns-repeated="2"/>
          <table:table-cell table:formula="of:=[.G19]*[$'1RM Table'.$B$17]" office:value-type="float" office:value="129" calcext:value-type="float">
            <text:p>129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0.7" calcext:value-type="float">
            <text:p>0.70</text:p>
          </table:table-cell>
          <table:table-cell table:formula="of:=[.G20]/[$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5" calcext:value-type="float">
            <text:p>105.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4" calcext:value-type="float">
            <text:p>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7.565625" calcext:value-type="float">
            <text:p>167.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26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26]*[$'1RM Table'.$B$24]" office:value-type="float" office:value="183.2875" calcext:value-type="float">
            <text:p>183.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27]*[$'1RM Table'.$B$35]" office:value-type="float" office:value="0.873" calcext:value-type="float">
            <text:p>0.87</text:p>
          </table:table-cell>
          <table:table-cell table:formula="of:=[.H28]-0.05" office:value-type="float" office:value="0.97" calcext:value-type="float">
            <text:p>0.97</text:p>
          </table:table-cell>
          <table:table-cell table:number-columns-repeated="2"/>
          <table:table-cell table:formula="of:=[.G27]*[$'1RM Table'.$B$24]" office:value-type="float" office:value="195.515625" calcext:value-type="float">
            <text:p>195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28]*[$'1RM Table'.$B$34]" office:value-type="float" office:value="0.9486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table:formula="of:=[.G28]*[$'1RM Table'.$B$24]" office:value-type="float" office:value="212.446875" calcext:value-type="float">
            <text:p>212.4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office:value-type="float" office:value="0.98" calcext:value-type="float">
            <text:p>0.98</text:p>
          </table:table-cell>
          <table:table-cell table:style-name="Default" table:formula="of:=[.G29]/['1RM Table'.B33]" office:value-type="float" office:value="1.02083333333333" calcext:value-type="float">
            <text:p>1.02083333333333</text:p>
          </table:table-cell>
          <table:table-cell table:style-name="Default" table:number-columns-repeated="3"/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1" office:value-type="string" calcext:value-type="string">
            <text:p>Cycle 4</text:p>
          </table:table-cell>
          <table:table-cell table:style-name="ce51" table:number-columns-repeated="3"/>
          <table:table-cell table:style-name="ce51" office:value-type="string" calcext:value-type="string">
            <text:p>MAX</text:p>
          </table:table-cell>
          <table:table-cell table:style-name="ce51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1" office:value-type="string" calcext:value-type="string">
            <text:p>Cycle 4</text:p>
          </table:table-cell>
          <table:table-cell table:style-name="ce51" table:number-columns-repeated="3"/>
          <table:table-cell table:style-name="ce51" office:value-type="string" calcext:value-type="string">
            <text:p>MAX</text:p>
          </table:table-cell>
          <table:table-cell table:style-name="ce51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2" office:value-type="string" calcext:value-type="string">
            <text:p>remove SLDL movement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include snatch/clean pull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23:06:34.09928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02T14:35:29.978835693</dc:date>
    <meta:editing-duration>P9DT26S</meta:editing-duration>
    <meta:editing-cycles>24</meta:editing-cycles>
    <meta:document-statistic meta:table-count="9" meta:cell-count="1220" meta:object-count="0"/>
  </office:meta>
</office:document-meta>
</file>